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 table:number-rows-repeated="1048483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 style:data-style-name="N2" text:time-value="16:53:25.45682074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01T17:10:43.912838035</dc:date>
    <meta:editing-duration>PT14H30M12S</meta:editing-duration>
    <meta:editing-cycles>194</meta:editing-cycles>
    <meta:document-statistic meta:table-count="1" meta:cell-count="368" meta:object-count="0"/>
  </office:meta>
</office:document-meta>
</file>